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a8a" officeooo:paragraph-rsid="000e2a8a"/>
    </style:style>
    <style:style style:name="P2" style:family="paragraph" style:parent-style-name="Heading_20_1">
      <style:text-properties officeooo:rsid="000e2a8a" officeooo:paragraph-rsid="000e2a8a"/>
    </style:style>
    <style:style style:name="P3" style:family="paragraph" style:parent-style-name="Standard">
      <style:text-properties officeooo:rsid="00297ef8" officeooo:paragraph-rsid="00297ef8"/>
    </style:style>
    <style:style style:name="T1" style:family="text">
      <style:text-properties officeooo:rsid="00297ef8"/>
    </style:style>
    <style:style style:name="T2" style:family="text">
      <style:text-properties officeooo:rsid="0029e0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text:span text:style-name="T1">The upcoming Fed interest rate hike and its affect on the stock market</text:span></text:h>
      <text:p text:style-name="P1"/>
      <text:p text:style-name="P3">The Federal reserve is planning to raise interest rates either in September or December. Either way, this will happen before the end of 2015. There is a whirlwind of discussion about how this will effect the stock market. We will try to make <text:s/>some sense out of it all. </text:p>
      <text:p text:style-name="P3"/>
      <text:p text:style-name="P3">First, what we know: </text:p>
      <text:p text:style-name="P3"/>
      <text:p text:style-name="P3">1) Interest rates have a negative affect on stock market valuations. The higher the interest rate, the more downward drag there is on stock prices.</text:p>
      <text:p text:style-name="P3"/>
      <text:p text:style-name="P3">2) <text:s/>The fear and anticipation of the upcoming interest rate hike has much more affect on the market in the short term, than does the actual rate change itself. Which brings us to the last point -</text:p>
      <text:p text:style-name="P3"/>
      <text:p text:style-name="P3">3) The affect of interest rates on markets takes time, even years. The raising of interest rates by two tenths of one percent (the planed upcoming rake hike) will have much less economic affect in a few weeks than a few months. Overall, the real pressure of interest rates on stock market prices takes years.</text:p>
      <text:p text:style-name="P3"/>
      <text:p text:style-name="P3">To summarize – we expect a lot of volatility leading up to the Federal reserves announcement, and a 5%-7% drop in market prices in the three months following the Fed's announcement. The long term affects will develop over the next few years. However, since the most significant determinant of stock prices are company earnings, these will have a much greater affect then interest rate levels over the next few years. If corporate earnings continue to grow in the future, so will stock prices. Rising interest rates will only dampen the price growth, but not reverse it. If corporate earnings begin to decline, rising interest rates will help prices go down even more. </text:p>
      <text:p text:style-name="P3"/>
      <text:p text:style-name="P3">Bottom line – Expect stock prices to go down before the end of 2015. The S&amp;P 500 will most likely drop below 2,000 points, possibly <text:span text:style-name="T2">reaching </text:span>into the 1,800s range. <text:span text:style-name="T2">This may be followed by</text:span> a small recovery late in the year, but 2015 will not end with great returns, must likely it will end in small losses. The longer term (2016 and beyond) will be determined by corporate earnings. Stocks can still gain in price, but the rate of gain in stock prices will be dampened due to rising interest ra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4:45:33.389123366</meta:creation-date>
    <dc:date>2015-08-23T11:48:32.042010048</dc:date>
    <meta:editing-duration>P1DT23H29M33S</meta:editing-duration>
    <meta:editing-cycles>24</meta:editing-cycles>
    <meta:generator>LibreOffice/4.2.8.2$Linux_X86_64 LibreOffice_project/420m0$Build-2</meta:generator>
    <meta:document-statistic meta:table-count="0" meta:image-count="0" meta:object-count="0" meta:page-count="1" meta:paragraph-count="8" meta:word-count="385" meta:character-count="2176" meta:non-whitespace-character-count="1791"/>
  </office:meta>
</office:document-meta>
</file>